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1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2" style:family="table-column">
      <style:table-column-properties fo:break-before="auto" style:column-width="3.731cm"/>
    </style:style>
    <style:style style:name="co33" style:family="table-column">
      <style:table-column-properties fo:break-before="auto" style:column-width="5.001cm"/>
    </style:style>
    <style:style style:name="co34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29" style:family="table-column">
      <style:table-column-properties fo:break-before="auto" style:column-width="3.44cm"/>
    </style:style>
    <style:style style:name="co30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64cm" fo:break-before="auto" style:use-optimal-row-height="false"/>
    </style:style>
    <style:style style:name="ro7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9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>
      <style:table-cell-properties fo:wrap-option="wrap"/>
      <style:text-properties style:text-outline="false" fo:language="en" fo:country="CA" fo:text-shadow="none" style:text-underline-mode="continuous" style:text-overline-mode="continuous" style:text-line-through-mode="continuous" style:language-asian="zh" style:country-asian="CN" style:font-name-complex="Tahoma" style:language-complex="hi" style:country-complex="IN" style:text-emphasize="none" style:font-relief="none" style:text-overline-style="none" style:text-overline-color="font-color"/>
    </style:style>
    <style:style style:name="ce27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7"/>
        <table:table-column table:style-name="co14" table:default-cell-style-name="ce27"/>
        <table:table-column table:style-name="co15" table:default-cell-style-name="Default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7" office:value-type="float" office:value="5000000">
            <text:p>5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7" office:value-type="float" office:value="9500000">
            <text:p>9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7" office:value-type="float" office:value="10000000">
            <text:p>10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7" office:value-type="float" office:value="5900000">
            <text:p>5,9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7" office:value-type="float" office:value="3500000">
            <text:p>3,500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table:style-name="ce27" office:value-type="float" office:value="5571000">
            <text:p>5,571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7" office:value-type="float" office:value="3194000">
            <text:p>3,194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7" office:value-type="float" office:value="5538000">
            <text:p>5,53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7" office:value-type="float" office:value="6350000">
            <text:p>6,3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10000000">
            <text:p>10,000,000.00</text:p>
          </table:table-cell>
          <table:table-cell/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table:style-name="ce27" office:value-type="float" office:value="888000">
            <text:p>88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table:style-name="ce27"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1022">
            <text:p>102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Strome</text:p>
          </table:table-cell>
          <table:table-cell table:style-name="Default" office:value-type="float" office:value="3369000">
            <text:p>3369000</text:p>
          </table:table-cell>
          <table:table-cell/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7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1400000">
            <text:p>14000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style-name="ce27" table:formula="of:=SUM([.I1:.I15])" office:value-type="float" office:value="69235000">
            <text:p>69,23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6350000">
            <text:p>6,350,000.00</text:p>
          </table:table-cell>
          <table:table-cell/>
          <table:table-cell table:style-name="ce1"/>
          <table:table-cell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5000000">
            <text:p>5,000,000.00</text:p>
          </table:table-cell>
          <table:table-cell/>
          <table:table-cell table:style-name="ce1"/>
          <table:table-cell table:number-columns-repeated="252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6000000">
            <text:p>6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571">
            <text:p>2571</text:p>
          </table:table-cell>
          <table:table-cell office:value-type="string">
            <text:p>G</text:p>
          </table:table-cell>
          <table:table-cell table:style-name="ce26" office:value-type="string">
            <text:p>C Hellebuyck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6056000">
            <text:p>116,056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6">
            <text:p>6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 table:number-columns-repeated="2"/>
          <table:table-cell table:number-columns-repeated="252"/>
        </table:table-row>
        <table:table-row table:style-name="ro1" table:number-rows-repeated="9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19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018">
            <text:p>2018</text:p>
          </table:table-cell>
          <table:table-cell table:style-name="Default"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float" office:value="2972">
            <text:p>297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Connor</text:p>
          </table:table-cell>
          <table:table-cell table:style-name="Default" office:value-type="float" office:value="1775000">
            <text:p>17750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2834">
            <text:p>2834</text:p>
          </table:table-cell>
          <table:table-cell office:value-type="string">
            <text:p>F</text:p>
          </table:table-cell>
          <table:table-cell office:value-type="string">
            <text:p>C Sheary</text:p>
          </table:table-cell>
          <table:table-cell office:value-type="float" office:value="668000">
            <text:p>668,000.00</text:p>
          </table:table-cell>
          <table:table-cell/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office:value-type="float" office:value="2482">
            <text:p>2482</text:p>
          </table:table-cell>
          <table:table-cell office:value-type="string">
            <text:p>D</text:p>
          </table:table-cell>
          <table:table-cell office:value-type="string">
            <text:p>T Van Riemsdyk</text:p>
          </table:table-cell>
          <table:table-cell office:value-type="float" office:value="825000">
            <text:p>8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972">
            <text:p>297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K Connor</text:p>
          </table:table-cell>
          <table:table-cell table:style-name="Default" office:value-type="float" office:value="1775000">
            <text:p>1775000</text:p>
          </table:table-cell>
          <table:table-cell/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1">
            <text:p>2631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W Nylander</text:p>
          </table:table-cell>
          <table:table-cell table:style-name="Default" office:value-type="float" office:value="384000">
            <text:p>384000</text:p>
          </table:table-cell>
          <table:table-cell/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/>
          <table:table-cell table:style-name="ce1"/>
          <table:table-cell/>
          <table:table-cell office:value-type="string">
            <text:p>Salary:</text:p>
          </table:table-cell>
          <table:table-cell table:formula="of:=SUM([.I1:.I15])" office:value-type="float" office:value="62457000">
            <text:p>62,457,000.00</text:p>
          </table:table-cell>
          <table:table-cell table:number-columns-repeated="249"/>
        </table:table-row>
        <table:table-row table:style-name="ro1">
          <table:table-cell office:value-type="float" office:value="1665">
            <text:p>166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Ryan Ellis</text:p>
          </table:table-cell>
          <table:table-cell table:style-name="Default" office:value-type="float" office:value="2500000">
            <text:p>2500000</text:p>
          </table:table-cell>
          <table:table-cell/>
          <table:table-cell table:style-name="ce1"/>
          <table:table-cell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style-name="ce28"/>
          <table:table-cell table:style-name="ce1"/>
          <table:table-cell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482">
            <text:p>2482</text:p>
          </table:table-cell>
          <table:table-cell office:value-type="string">
            <text:p>D</text:p>
          </table:table-cell>
          <table:table-cell office:value-type="string">
            <text:p>T Van Riemsdyk</text:p>
          </table:table-cell>
          <table:table-cell office:value-type="float" office:value="825000">
            <text:p>825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639">
            <text:p>1639</text:p>
          </table:table-cell>
          <table:table-cell office:value-type="string">
            <text:p>D</text:p>
          </table:table-cell>
          <table:table-cell office:value-type="string">
            <text:p>D Orlov</text:p>
          </table:table-cell>
          <table:table-cell office:value-type="float" office:value="2570000">
            <text:p>2,57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701">
            <text:p>1701</text:p>
          </table:table-cell>
          <table:table-cell office:value-type="string">
            <text:p>G</text:p>
          </table:table-cell>
          <table:table-cell office:value-type="string">
            <text:p>M Hutchinson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8692000">
            <text:p>108,692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/>
          <table:table-cell table:style-name="Default"/>
          <table:table-cell/>
          <table:table-cell table:style-name="ce1"/>
          <table:table-cell table:number-columns-repeated="249"/>
        </table:table-row>
        <table:table-row table:style-name="ro1" table:number-rows-repeated="8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"/>
          <table:table-cell table:style-name="ce1"/>
          <table:table-cell table:number-columns-repeated="249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default-cell-style-name="Default"/>
        <table:table-column table:style-name="co20" table:default-cell-style-name="ce1"/>
        <table:table-column table:style-name="co21" table:default-cell-style-name="ce1"/>
        <table:table-column table:style-name="co22" table:default-cell-style-name="ce27"/>
        <table:table-column table:style-name="co2" table:default-cell-style-name="ce1"/>
        <table:table-column table:style-name="co2" table:default-cell-style-name="Default"/>
        <table:table-column table:style-name="co2" table:default-cell-style-name="ce1"/>
        <table:table-column table:style-name="co24" table:default-cell-style-name="ce1"/>
        <table:table-column table:style-name="co21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1" office:value-type="float" office:value="1455">
            <text:p>1455</text:p>
          </table:table-cell>
          <table:table-cell office:value-type="string">
            <text:p>F</text:p>
          </table:table-cell>
          <table:table-cell office:value-type="string">
            <text:p>K Palmieri</text:p>
          </table:table-cell>
          <table:table-cell office:value-type="float" office:value="1467000">
            <text:p>1,467,000.00</text:p>
          </table:table-cell>
          <table:table-cell/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Graham's 2nd</text:p>
          </table:table-cell>
          <table:table-cell table:number-columns-repeated="246"/>
        </table:table-row>
        <table:table-row table:style-name="ro1">
          <table:table-cell table:style-name="ce1"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5">
          <table:table-cell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243">
            <text:p>1243</text:p>
          </table:table-cell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1"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873">
            <text:p>2873</text:p>
          </table:table-cell>
          <table:table-cell office:value-type="string">
            <text:p>F</text:p>
          </table:table-cell>
          <table:table-cell office:value-type="string">
            <text:p>M Marner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30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AndrewA's 2nd</text:p>
          </table:table-cell>
          <table:table-cell table:number-columns-repeated="246"/>
        </table:table-row>
        <table:table-row table:style-name="ro1">
          <table:table-cell office:value-type="float" office:value="2635">
            <text:p>263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R Fabbri</text:p>
          </table:table-cell>
          <table:table-cell table:style-name="Default" office:value-type="float" office:value="1107000">
            <text:p>1107000</text:p>
          </table:table-cell>
          <table:table-cell/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table:style-name="ce6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8" office:value-type="float" office:value="3975000">
            <text:p>3,975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6">
          <table:table-cell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30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51722000">
            <text:p>51,722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ce1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537">
            <text:p>2537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E Lindell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8000">
            <text:p>1,828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8" office:value-type="float" office:value="800000">
            <text:p>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9107000">
            <text:p>89,107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table:style-name="Default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number-columns-repeated="2"/>
          <table:table-cell table:style-name="Default" table:number-columns-repeated="3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7"/>
        <table:table-column table:style-name="co2" table:default-cell-style-name="ce27"/>
        <table:table-column table:style-name="co2" table:number-columns-repeated="3" table:default-cell-style-name="ce1"/>
        <table:table-column table:style-name="co25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2566">
            <text:p>2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2959">
            <text:p>2959</text:p>
          </table:table-cell>
          <table:table-cell office:value-type="string">
            <text:p>F</text:p>
          </table:table-cell>
          <table:table-cell office:value-type="string">
            <text:p>A Matthews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F</text:p>
          </table:table-cell>
          <table:table-cell office:value-type="string">
            <text:p>C Dvorak</text:p>
          </table:table-cell>
          <table:table-cell office:value-type="float" office:value="1052000">
            <text:p>1,052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49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66">
            <text:p>2566</text:p>
          </table:table-cell>
          <table:table-cell office:value-type="string">
            <text:p>F</text:p>
          </table:table-cell>
          <table:table-cell office:value-type="string">
            <text:p>J Colborne</text:p>
          </table:table-cell>
          <table:table-cell office:value-type="float" office:value="2500000">
            <text:p>2,5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9232000">
            <text:p>69,232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645">
            <text:p>2645</text:p>
          </table:table-cell>
          <table:table-cell office:value-type="string">
            <text:p>D</text:p>
          </table:table-cell>
          <table:table-cell office:value-type="string">
            <text:p>S Theodore</text:p>
          </table:table-cell>
          <table:table-cell office:value-type="float" office:value="863000">
            <text:p>863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7292000">
            <text:p>117,29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8"/>
        <table:table-column table:style-name="co2" table:default-cell-style-name="ce8"/>
        <table:table-column table:style-name="co2" table:default-cell-style-name="Default"/>
        <table:table-column table:style-name="co2" table:default-cell-style-name="ce6"/>
        <table:table-column table:style-name="co27" table:default-cell-style-name="ce6"/>
        <table:table-column table:style-name="co28" table:default-cell-style-name="ce8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3094">
            <text:p>3094</text:p>
          </table:table-cell>
          <table:table-cell office:value-type="string">
            <text:p>F</text:p>
          </table:table-cell>
          <table:table-cell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3094">
            <text:p>30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esey</text:p>
          </table:table-cell>
          <table:table-cell table:style-name="ce27" office:value-type="float" office:value="3775000">
            <text:p>3,7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7" office:value-type="float" office:value="5250000">
            <text:p>5,250,000.00</text:p>
          </table:table-cell>
          <table:table-cell table:style-name="ce27"/>
          <table:table-cell office:value-type="float" office:value="1406">
            <text:p>1406</text:p>
          </table:table-cell>
          <table:table-cell office:value-type="string">
            <text:p>F</text:p>
          </table:table-cell>
          <table:table-cell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406">
            <text:p>1406</text:p>
          </table:table-cell>
          <table:table-cell table:style-name="ce6" office:value-type="string">
            <text:p>F</text:p>
          </table:table-cell>
          <table:table-cell table:style-name="ce6" office:value-type="string">
            <text:p>A Henrique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925">
            <text:p>192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6" office:value-type="string">
            <text:p>F</text:p>
          </table:table-cell>
          <table:table-cell table:style-name="ce6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43">
            <text:p>2343</text:p>
          </table:table-cell>
          <table:table-cell office:value-type="string">
            <text:p>F</text:p>
          </table:table-cell>
          <table:table-cell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table:style-name="ce27" office:value-type="float" office:value="894000">
            <text:p>894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8">
            <text:p>2018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6" office:value-type="string">
            <text:p>F</text:p>
          </table:table-cell>
          <table:table-cell table:style-name="ce6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386">
            <text:p>2386</text:p>
          </table:table-cell>
          <table:table-cell table:style-name="ce1" office:value-type="string">
            <text:p>D</text:p>
          </table:table-cell>
          <table:table-cell table:style-name="ce1" office:value-type="string">
            <text:p>R Ristolainen</text:p>
          </table:table-cell>
          <table:table-cell office:value-type="float" office:value="1775000">
            <text:p>1,775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1343">
            <text:p>134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6" office:value-type="string">
            <text:p>D</text:p>
          </table:table-cell>
          <table:table-cell table:style-name="ce6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52352000">
            <text:p>52,352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7" office:value-type="float" office:value="7857000">
            <text:p>7,857,000.00</text:p>
          </table:table-cell>
          <table:table-cell table:style-name="ce27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6" office:value-type="string">
            <text:p>D</text:p>
          </table:table-cell>
          <table:table-cell table:style-name="ce6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7" office:value-type="float" office:value="2700000">
            <text:p>2,700,000.00</text:p>
          </table:table-cell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766">
            <text:p>2766</text:p>
          </table:table-cell>
          <table:table-cell table:style-name="ce6" office:value-type="string">
            <text:p>D</text:p>
          </table:table-cell>
          <table:table-cell table:style-name="ce6" office:value-type="string">
            <text:p>M Matheson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6" office:value-type="string">
            <text:p>G</text:p>
          </table:table-cell>
          <table:table-cell table:style-name="ce6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6" office:value-type="string">
            <text:p>G</text:p>
          </table:table-cell>
          <table:table-cell table:style-name="ce6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table:style-name="ce27" office:value-type="float" office:value="1850000">
            <text:p>1,8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7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7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7" table:formula="of:=SUM([.D1:.D22])" office:value-type="float" office:value="77703000">
            <text:p>77,703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29" table:default-cell-style-name="ce1"/>
        <table:table-column table:style-name="co30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23" table:default-cell-style-name="ce2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317">
            <text:p>3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Lucic</text:p>
          </table:table-cell>
          <table:table-cell table:style-name="Default" office:value-type="float" office:value="6000000">
            <text:p>6000000</text:p>
          </table:table-cell>
          <table:table-cell/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1"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8">
            <text:p>2018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ce1" office:value-type="float" office:value="3071">
            <text:p>3071</text:p>
          </table:table-cell>
          <table:table-cell office:value-type="string">
            <text:p>F</text:p>
          </table:table-cell>
          <table:table-cell office:value-type="string">
            <text:p>J Puljujarvi</text:p>
          </table:table-cell>
          <table:table-cell office:value-type="float" office:value="3425000">
            <text:p>3,425,000.00</text:p>
          </table:table-cell>
          <table:table-cell/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Burakovsky</text:p>
          </table:table-cell>
          <table:table-cell table:style-name="Default" office:value-type="float" office:value="894000">
            <text:p>894000</text:p>
          </table:table-cell>
          <table:table-cell/>
          <table:table-cell table:style-name="ce1"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 table:style-name="ce8"/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3750000">
            <text:p>3,750,000.00</text:p>
          </table:table-cell>
          <table:table-cell/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42754000">
            <text:p>42,754,000.00</text:p>
          </table:table-cell>
          <table:table-cell table:number-columns-repeated="249"/>
        </table:table-row>
        <table:table-row table:style-name="ro1">
          <table:table-cell office:value-type="float" office:value="2573">
            <text:p>2573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S Gostibehere</text:p>
          </table:table-cell>
          <table:table-cell table:style-name="Default" office:value-type="float" office:value="1131000">
            <text:p>1131000</text:p>
          </table:table-cell>
          <table:table-cell/>
          <table:table-cell table:style-name="ce1"/>
          <table:table-cell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4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/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float" office:value="2580">
            <text:p>258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Vasilevskiy</text:p>
          </table:table-cell>
          <table:table-cell table:style-name="Default" office:value-type="float" office:value="1475000">
            <text:p>14750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7648000">
            <text:p>87,648,000.00</text:p>
          </table:table-cell>
          <table:table-cell table:style-name="Default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 table:number-columns-repeated="2"/>
          <table:table-cell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 table:number-columns-repeated="2"/>
          <table:table-cell table:number-columns-repeated="252"/>
        </table:table-row>
        <table:table-row table:style-name="ro1" table:number-rows-repeated="2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7"/>
        <table:table-column table:style-name="co2" table:default-cell-style-name="ce27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7"/>
        <table:table-column table:style-name="co2" table:number-columns-repeated="3" table:default-cell-style-name="ce1"/>
        <table:table-column table:style-name="co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/>
          <table:table-cell office:value-type="float" office:value="554">
            <text:p>554</text:p>
          </table:table-cell>
          <table:table-cell office:value-type="string">
            <text:p>F</text:p>
          </table:table-cell>
          <table:table-cell office:value-type="string">
            <text:p>A Radulov</text:p>
          </table:table-cell>
          <table:table-cell office:value-type="float" office:value="5750000">
            <text:p>5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ce1"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3046">
            <text:p>3046</text:p>
          </table:table-cell>
          <table:table-cell office:value-type="string">
            <text:p>F</text:p>
          </table:table-cell>
          <table:table-cell office:value-type="string">
            <text:p>S Aho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office:value-type="float" office:value="2018">
            <text:p>2018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table:style-name="ce1"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3096000">
            <text:p>63,096,000.00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480">
            <text:p>480</text:p>
          </table:table-cell>
          <table:table-cell office:value-type="string">
            <text:p>D</text:p>
          </table:table-cell>
          <table:table-cell office:value-type="string">
            <text:p>M Vlasic</text:p>
          </table:table-cell>
          <table:table-cell office:value-type="float" office:value="4250000">
            <text:p>4,25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984">
            <text:p>2984</text:p>
          </table:table-cell>
          <table:table-cell office:value-type="string">
            <text:p>D</text:p>
          </table:table-cell>
          <table:table-cell office:value-type="string">
            <text:p>N Vaitsev</text:p>
          </table:table-cell>
          <table:table-cell office:value-type="float" office:value="1775000">
            <text:p>1,775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6" office:value-type="float" office:value="1412">
            <text:p>1412</text:p>
          </table:table-cell>
          <table:table-cell table:style-name="ce6" office:value-type="string">
            <text:p>D</text:p>
          </table:table-cell>
          <table:table-cell table:style-name="ce6" office:value-type="string">
            <text:p>O Ekman-Larsson</text:p>
          </table:table-cell>
          <table:table-cell table:style-name="ce8" office:value-type="float" office:value="5500000">
            <text:p>5,5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style-name="ce1"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 table:number-columns-repeated="2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99271000">
            <text:p>99,271,000.00</text:p>
          </table:table-cell>
          <table:table-cell table:number-columns-repeated="2"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3"/>
          <table:table-cell table:style-name="ce1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6"/>
          <table:table-cell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3"/>
          <table:table-cell/>
          <table:table-cell table:style-name="Default" table:number-columns-repeated="10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7"/>
        <table:table-column table:style-name="co2" table:default-cell-style-name="ce27"/>
        <table:table-column table:style-name="co2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6" office:value-type="string">
            <text:p>F</text:p>
          </table:table-cell>
          <table:table-cell table:style-name="ce6" office:value-type="string">
            <text:p>P Kane</text:p>
          </table:table-cell>
          <table:table-cell table:style-name="ce8" office:value-type="float" office:value="10500000">
            <text:p>10,5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7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7">
          <table:table-cell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7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7" office:value-type="float" office:value="1461000">
            <text:p>1,461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6" office:value-type="string">
            <text:p>F</text:p>
          </table:table-cell>
          <table:table-cell table:style-name="ce6" office:value-type="string">
            <text:p>M Duchene</text:p>
          </table:table-cell>
          <table:table-cell table:style-name="ce8" office:value-type="float" office:value="6000000">
            <text:p>6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1">
          <table:table-cell table:style-name="ce1"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F</text:p>
          </table:table-cell>
          <table:table-cell office:value-type="string">
            <text:p>V Trocheck</text:p>
          </table:table-cell>
          <table:table-cell office:value-type="float" office:value="4750000">
            <text:p>4,750,000.00</text:p>
          </table:table-cell>
          <table:table-cell/>
          <table:table-cell table:style-name="Default"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table:style-name="ce27" office:value-type="float" office:value="4500000">
            <text:p>4,50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S Reinhart</text:p>
          </table:table-cell>
          <table:table-cell table:style-name="Default" office:value-type="float" office:value="3544000">
            <text:p>35440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7" office:value-type="float" office:value="5760000">
            <text:p>5,760,000.00</text:p>
          </table:table-cell>
          <table:table-cell table:number-columns-repeated="2"/>
          <table:table-cell office:value-type="float" office:value="2018">
            <text:p>2018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070">
            <text:p>3070</text:p>
          </table:table-cell>
          <table:table-cell office:value-type="string">
            <text:p>F</text:p>
          </table:table-cell>
          <table:table-cell office:value-type="string">
            <text:p>M Tkachuk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7" office:value-type="float" office:value="4833000">
            <text:p>4,833,000.00</text:p>
          </table:table-cell>
          <table:table-cell table:number-columns-repeated="249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7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table:style-name="ce8" office:value-type="float" office:value="3333000">
            <text:p>3,333,000.00</text:p>
          </table:table-cell>
          <table:table-cell/>
          <table:table-cell table:style-name="Default"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7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285">
            <text:p>1285</text:p>
          </table:table-cell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7" office:value-type="float" office:value="378000">
            <text:p>37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7" table:formula="of:=SUM([.I1:.I15])" office:value-type="float" office:value="54881000">
            <text:p>54,881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572">
            <text:p>1572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Larsson</text:p>
          </table:table-cell>
          <table:table-cell table:style-name="Default" office:value-type="float" office:value="4167000">
            <text:p>41670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3775000">
            <text:p>3,7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30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678">
            <text:p>2678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M Murray</text:p>
          </table:table-cell>
          <table:table-cell table:style-name="Default" office:value-type="float" office:value="894000">
            <text:p>8940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3"/>
          <table:table-cell table:style-name="Default" table:number-columns-repeated="4"/>
          <table:table-cell table:number-columns-repeated="247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3"/>
          <table:table-cell table:style-name="Default" table:number-columns-repeated="4"/>
          <table:table-cell table:number-columns-repeated="247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5860000">
            <text:p>85,86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>
          <table:table-cell/>
          <table:table-cell table:style-name="Default" table:number-columns-repeated="3"/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A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5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7" office:value-type="float" office:value="2500000">
            <text:p>2,500,000.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">
            <text:p>375000</text:p>
          </table:table-cell>
          <table:table-cell table:number-columns-repeated="5"/>
        </table:table-row>
        <table:table-row table:style-name="ro8">
          <table:table-cell office:value-type="float" office:value="3068">
            <text:p>306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Laine</text:p>
          </table:table-cell>
          <table:table-cell table:style-name="ce27" office:value-type="float" office:value="3575000">
            <text:p>3,5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">
            <text:p>874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4th</text:p>
          </table:table-cell>
          <table:table-cell table:number-columns-repeated="2"/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1086">
            <text:p>1086</text:p>
          </table:table-cell>
          <table:table-cell office:value-type="string">
            <text:p>F</text:p>
          </table:table-cell>
          <table:table-cell office:value-type="string">
            <text:p>M Boedker</text:p>
          </table:table-cell>
          <table:table-cell office:value-type="float" office:value="4000000">
            <text:p>4000000</text:p>
          </table:table-cell>
          <table:table-cell/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1st</text:p>
          </table:table-cell>
          <table:table-cell table:number-columns-repeated="2"/>
        </table:table-row>
        <table:table-row table:style-name="ro8">
          <table:table-cell office:value-type="float" office:value="1237">
            <text:p>1237</text:p>
          </table:table-cell>
          <table:table-cell table:style-name="ce6" office:value-type="string">
            <text:p>F</text:p>
          </table:table-cell>
          <table:table-cell table:style-name="ce6" office:value-type="string">
            <text:p>R O'Reilly</text:p>
          </table:table-cell>
          <table:table-cell table:style-name="ce8" office:value-type="float" office:value="6000000">
            <text:p>6,000,000.00</text:p>
          </table:table-cell>
          <table:table-cell/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2nd</text:p>
          </table:table-cell>
          <table:table-cell table:number-columns-repeated="2"/>
        </table:table-row>
        <table:table-row table:style-name="ro8">
          <table:table-cell table:style-name="ce6" office:value-type="float" office:value="1594">
            <text:p>159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Strome</text:p>
          </table:table-cell>
          <table:table-cell table:style-name="ce27" office:value-type="float" office:value="1713000">
            <text:p>1,713,000.00</text:p>
          </table:table-cell>
          <table:table-cell/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7" office:value-type="float" office:value="2825000">
            <text:p>2,825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3rd</text:p>
          </table:table-cell>
          <table:table-cell table:number-columns-repeated="2"/>
        </table:table-row>
        <table:table-row table:style-name="ro8">
          <table:table-cell office:value-type="float" office:value="2406">
            <text:p>2406</text:p>
          </table:table-cell>
          <table:table-cell office:value-type="string">
            <text:p>F</text:p>
          </table:table-cell>
          <table:table-cell office:value-type="string">
            <text:p>T Terraveinen</text:p>
          </table:table-cell>
          <table:table-cell office:value-type="float" office:value="1344000">
            <text:p>1344000</text:p>
          </table:table-cell>
          <table:table-cell/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4th</text:p>
          </table:table-cell>
          <table:table-cell table:number-columns-repeated="2"/>
        </table:table-row>
        <table:table-row table:style-name="ro8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7" office:value-type="float" office:value="1000000">
            <text:p>1,000,000.00</text:p>
          </table:table-cell>
          <table:table-cell/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8">
            <text:p>2018</text:p>
          </table:table-cell>
          <table:table-cell table:style-name="ce1" office:value-type="string">
            <text:p>AndrewA's 5th</text:p>
          </table:table-cell>
          <table:table-cell table:number-columns-repeated="2"/>
        </table:table-row>
        <table:table-row table:style-name="ro8">
          <table:table-cell office:value-type="float" office:value="2793">
            <text:p>27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Donskoi</text:p>
          </table:table-cell>
          <table:table-cell table:style-name="ce27" office:value-type="float" office:value="1138000">
            <text:p>1,138,000.00</text:p>
          </table:table-cell>
          <table:table-cell/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5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7" office:value-type="float" office:value="6900000">
            <text:p>6,900,000.00</text:p>
          </table:table-cell>
          <table:table-cell/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5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7" office:value-type="float" office:value="4700000">
            <text:p>4,700,000.00</text:p>
          </table:table-cell>
          <table:table-cell/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5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7" office:value-type="float" office:value="7000000">
            <text:p>7,0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5"/>
        </table:table-row>
        <table:table-row table:style-name="ro8">
          <table:table-cell office:value-type="float" office:value="386">
            <text:p>38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7" office:value-type="float" office:value="4250000">
            <text:p>4,25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5"/>
        </table:table-row>
        <table:table-row table:style-name="ro8">
          <table:table-cell office:value-type="float" office:value="1588">
            <text:p>1588</text:p>
          </table:table-cell>
          <table:table-cell office:value-type="string">
            <text:p>D</text:p>
          </table:table-cell>
          <table:table-cell office:value-type="string">
            <text:p>M Ekholm</text:p>
          </table:table-cell>
          <table:table-cell office:value-type="float" office:value="3750000">
            <text:p>37500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7" table:formula="of:=SUM([.I1:.I15])" office:value-type="float" office:value="46825000">
            <text:p>46,825,000.00</text:p>
          </table:table-cell>
          <table:table-cell table:number-columns-repeated="5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7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5"/>
        </table:table-row>
        <table:table-row table:style-name="ro8">
          <table:table-cell table:style-name="ce1" office:value-type="float" office:value="784">
            <text:p>784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Green</text:p>
          </table:table-cell>
          <table:table-cell table:style-name="ce27" office:value-type="float" office:value="6083000">
            <text:p>6,083,000.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  <table:table-cell table:style-name="ce1" table:number-columns-repeated="2"/>
        </table:table-row>
        <table:table-row table:style-name="ro8">
          <table:table-cell office:value-type="float" office:value="2819">
            <text:p>2819</text:p>
          </table:table-cell>
          <table:table-cell office:value-type="string">
            <text:p>D</text:p>
          </table:table-cell>
          <table:table-cell office:value-type="string">
            <text:p>I Provorov</text:p>
          </table:table-cell>
          <table:table-cell office:value-type="float" office:value="1744000">
            <text:p>17440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5"/>
        </table:table-row>
        <table:table-row table:style-name="ro8">
          <table:table-cell office:value-type="float" office:value="257">
            <text:p>257</text:p>
          </table:table-cell>
          <table:table-cell table:style-name="ce6" office:value-type="string">
            <text:p>D</text:p>
          </table:table-cell>
          <table:table-cell table:style-name="ce6" office:value-type="string">
            <text:p>A Markov</text:p>
          </table:table-cell>
          <table:table-cell table:style-name="ce8" office:value-type="float" office:value="5750000">
            <text:p>5,750,000.00</text:p>
          </table:table-cell>
          <table:table-cell table:number-columns-repeated="10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7" office:value-type="float" office:value="5250000">
            <text:p>5,250,000.00</text:p>
          </table:table-cell>
          <table:table-cell table:number-columns-repeated="10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7" office:value-type="float" office:value="4600000">
            <text:p>4,600,000.00</text:p>
          </table:table-cell>
          <table:table-cell table:number-columns-repeated="10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8" office:value-type="float" office:value="2500000">
            <text:p>2,500,000.00</text:p>
          </table:table-cell>
          <table:table-cell table:number-columns-repeated="10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7" office:value-type="float" office:value="3800000">
            <text:p>3,800,000.00</text:p>
          </table:table-cell>
          <table:table-cell table:number-columns-repeated="10"/>
        </table:table-row>
        <table:table-row table:style-name="ro8">
          <table:table-cell office:value-type="float" office:value="833">
            <text:p>8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T Greiss</text:p>
          </table:table-cell>
          <table:table-cell table:style-name="ce27" office:value-type="float" office:value="1500000">
            <text:p>1,500,000.00</text:p>
          </table:table-cell>
          <table:table-cell table:number-columns-repeated="10"/>
        </table:table-row>
        <table:table-row table:style-name="ro8">
          <table:table-cell office:value-type="float" office:value="1186">
            <text:p>1186</text:p>
          </table:table-cell>
          <table:table-cell table:style-name="ce1" office:value-type="string">
            <text:p>G</text:p>
          </table:table-cell>
          <table:table-cell table:style-name="ce1" office:value-type="string">
            <text:p>M Neuvirth</text:p>
          </table:table-cell>
          <table:table-cell table:style-name="ce27" office:value-type="float" office:value="1625000">
            <text:p>1,625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7" table:formula="of:=SUM([.D1:.D24])" office:value-type="float" office:value="95062000">
            <text:p>95,062,000.00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number-columns-repeated="10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number-columns-repeated="10"/>
        </table:table-row>
        <table:table-row table:style-name="ro8" table:number-rows-repeated="1048545">
          <table:table-cell table:number-columns-repeated="14"/>
        </table:table-row>
        <table:table-row table:style-name="ro8">
          <table:table-cell table:number-columns-repeated="14"/>
        </table:table-row>
      </table:table>
      <table:table table:name="expansion players" table:style-name="ta10" table:print="false">
        <table:table-column table:style-name="co31" table:default-cell-style-name="ce6"/>
        <table:table-column table:style-name="co23" table:default-cell-style-name="ce6"/>
        <table:table-column table:style-name="co2" table:default-cell-style-name="ce8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9" office:value-type="string" calcext:value-type="string">
            <text:p>Jordans Team</text:p>
          </table:table-cell>
          <table:table-cell table:style-name="ce9" office:value-type="string" calcext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Huberdeau</text:p>
          </table:table-cell>
          <table:table-cell table:style-name="ce15" office:value-type="float" office:value="3194000" calcext:value-type="float">
            <text:p>3,194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J Toews</text:p>
          </table:table-cell>
          <table:table-cell table:style-name="ce16" office:value-type="float" office:value="6300000" calcext:value-type="float">
            <text:p>6,3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H Zetterberg</text:p>
          </table:table-cell>
          <table:table-cell table:style-name="ce15"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P Bergeron</text:p>
          </table:table-cell>
          <table:table-cell table:style-name="ce16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A Ladd</text:p>
          </table:table-cell>
          <table:table-cell table:style-name="ce17" office:value-type="float" office:value="4400000" calcext:value-type="float">
            <text:p>4,4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Iginla</text:p>
          </table:table-cell>
          <table:table-cell table:style-name="ce15" office:value-type="float" office:value="5333333" calcext:value-type="float">
            <text:p>5,3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C Hodgson</text:p>
          </table:table-cell>
          <table:table-cell table:style-name="ce17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H Sedin</text:p>
          </table:table-cell>
          <table:table-cell table:style-name="ce16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9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Sedin</text:p>
          </table:table-cell>
          <table:table-cell table:style-name="ce15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R Nugent-Hopkins</text:p>
          </table:table-cell>
          <table:table-cell table:style-name="ce17"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J. Schwartz</text:p>
          </table:table-cell>
          <table:table-cell table:style-name="ce17" office:value-type="float" office:value="1167000" calcext:value-type="float">
            <text:p>1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Thornton</text:p>
          </table:table-cell>
          <table:table-cell table:style-name="ce15" office:value-type="float" office:value="6750000" calcext:value-type="float">
            <text:p>6,7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V Nichushkin</text:p>
          </table:table-cell>
          <table:table-cell table:style-name="ce17" office:value-type="float" office:value="2125000" calcext:value-type="float">
            <text:p>2,12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S Monahan</text:p>
          </table:table-cell>
          <table:table-cell table:style-name="ce16" office:value-type="float" office:value="1775000" calcext:value-type="float">
            <text:p>1,775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A Steen</text:p>
          </table:table-cell>
          <table:table-cell table:style-name="ce16" office:value-type="float" office:value="5800000" calcext:value-type="float">
            <text:p>5,8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M Rielly</text:p>
          </table:table-cell>
          <table:table-cell table:style-name="ce17" office:value-type="float" office:value="1300000" calcext:value-type="float">
            <text:p>1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M Del Zotto</text:p>
          </table:table-cell>
          <table:table-cell table:style-name="ce16" office:value-type="float" office:value="2550000" calcext:value-type="float">
            <text:p>2,5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S Voynov</text:p>
          </table:table-cell>
          <table:table-cell table:style-name="ce15" office:value-type="float" office:value="4167000" calcext:value-type="float">
            <text:p>4,167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C Franson</text:p>
          </table:table-cell>
          <table:table-cell table:style-name="ce15"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T Krug</text:p>
          </table:table-cell>
          <table:table-cell table:style-name="ce16" office:value-type="float" office:value="1704000" calcext:value-type="float">
            <text:p>1,704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M Vlasic</text:p>
          </table:table-cell>
          <table:table-cell table:style-name="ce18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C Fowler</text:p>
          </table:table-cell>
          <table:table-cell table:style-name="ce17"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G</text:p>
          </table:table-cell>
          <table:table-cell table:style-name="ce11" office:value-type="string" calcext:value-type="string">
            <text:p>S Varlamov</text:p>
          </table:table-cell>
          <table:table-cell table:style-name="ce16" office:value-type="float" office:value="5900000" calcext:value-type="float">
            <text:p>5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Price</text:p>
          </table:table-cell>
          <table:table-cell table:style-name="ce17" office:value-type="float" office:value="6500000" calcext:value-type="float">
            <text:p>6,500,000.00</text:p>
          </table:table-cell>
          <table:table-cell table:number-columns-repeated="253"/>
        </table:table-row>
        <table:table-row table:style-name="ro1">
          <table:table-cell table:style-name="ce14" office:value-type="string" calcext:value-type="string">
            <text:p>G</text:p>
          </table:table-cell>
          <table:table-cell table:style-name="ce14" office:value-type="string" calcext:value-type="string">
            <text:p>E Lack</text:p>
          </table:table-cell>
          <table:table-cell table:style-name="ce18" office:value-type="float" office:value="1150000" calcext:value-type="float">
            <text:p>1,1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J Howard</text:p>
          </table:table-cell>
          <table:table-cell table:style-name="ce15" office:value-type="float" office:value="5292000" calcext:value-type="float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Andrew's Team 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C Wilson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N Bonino</text:p>
          </table:table-cell>
          <table:table-cell office:value-type="float" office:value="1900000" calcext:value-type="float">
            <text:p>1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P Parenteau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E Staal</text:p>
          </table:table-cell>
          <table:table-cell office:value-type="float" office:value="8250000" calcext:value-type="float">
            <text:p>8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R Vrbata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D Krejci</text:p>
          </table:table-cell>
          <table:table-cell table:style-name="ce17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A Markov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E Johnson</text:p>
          </table:table-cell>
          <table:table-cell table:style-name="ce16" office:value-type="float" office:value="3750000" calcext:value-type="float">
            <text:p>3,75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D</text:p>
          </table:table-cell>
          <table:table-cell table:style-name="ce10" office:value-type="string" calcext:value-type="string">
            <text:p>Z Chara</text:p>
          </table:table-cell>
          <table:table-cell table:style-name="ce15" office:value-type="float" office:value="6917000" calcext:value-type="float">
            <text:p>6,917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D Doughty</text:p>
          </table:table-cell>
          <table:table-cell table:style-name="ce18" office:value-type="float" office:value="7000000" calcext:value-type="float">
            <text:p>7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Reimer</text:p>
          </table:table-cell>
          <table:table-cell office:value-type="float" office:value="2300000" calcext:value-type="float">
            <text:p>2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Hiller</text:p>
          </table:table-cell>
          <table:table-cell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Ben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J Lupul</text:p>
          </table:table-cell>
          <table:table-cell table:style-name="ce18"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N Yakupov</text:p>
          </table:table-cell>
          <table:table-cell table:style-name="ce18" office:value-type="float" office:value="3775000" calcext:value-type="float">
            <text:p>3,775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B Bennett</text:p>
          </table:table-cell>
          <table:table-cell table:style-name="ce18" office:value-type="float" office:value="900000" calcext:value-type="float">
            <text:p>9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D Backes</text:p>
          </table:table-cell>
          <table:table-cell table:style-name="ce15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F</text:p>
          </table:table-cell>
          <table:table-cell table:style-name="ce13" office:value-type="string" calcext:value-type="string">
            <text:p>M Ribeiro</text:p>
          </table:table-cell>
          <table:table-cell table:style-name="ce18" office:value-type="float" office:value="1050000" calcext:value-type="float">
            <text:p>1,0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A Goligoski</text:p>
          </table:table-cell>
          <table:table-cell table:style-name="ce16"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Muzzin</text:p>
          </table:table-cell>
          <table:table-cell table:style-name="ce18" office:value-type="float" office:value="1000000" calcext:value-type="float">
            <text:p>1,000,000.00</text:p>
          </table:table-cell>
          <table:table-cell table:number-columns-repeated="253"/>
        </table:table-row>
        <table:table-row table:style-name="ro1">
          <table:table-cell table:style-name="ce13" office:value-type="string" calcext:value-type="string">
            <text:p>D</text:p>
          </table:table-cell>
          <table:table-cell table:style-name="ce13" office:value-type="string" calcext:value-type="string">
            <text:p>J Faulk</text:p>
          </table:table-cell>
          <table:table-cell table:style-name="ce18" office:value-type="float" office:value="4833333" calcext:value-type="float">
            <text:p>4,833,333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T Barrie</text:p>
          </table:table-cell>
          <table:table-cell table:style-name="ce17" office:value-type="float" office:value="2600000" calcext:value-type="float">
            <text:p>2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J Bernier</text:p>
          </table:table-cell>
          <table:table-cell office:value-type="float" office:value="2900000" calcext:value-type="float">
            <text:p>2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D Dubnyk</text:p>
          </table:table-cell>
          <table:table-cell office:value-type="float" office:value="800000" calcext:value-type="float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Matt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Hossa</text:p>
          </table:table-cell>
          <table:table-cell office:value-type="float" office:value="5233000" calcext:value-type="float">
            <text:p>5,233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B Ryan</text:p>
          </table:table-cell>
          <table:table-cell table:style-name="ce17" office:value-type="float" office:value="5100000" calcext:value-type="float">
            <text:p>5,1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Silfverberg</text:p>
          </table:table-cell>
          <table:table-cell office:value-type="float" office:value="850500" calcext:value-type="float">
            <text:p>850,5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D Stepan</text:p>
          </table:table-cell>
          <table:table-cell office:value-type="float" office:value="3075000" calcext:value-type="float">
            <text:p>3,0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Gardiner</text:p>
          </table:table-cell>
          <table:table-cell office:value-type="float" office:value="4050000" calcext:value-type="float">
            <text:p>4,0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Niskanen</text:p>
          </table:table-cell>
          <table:table-cell office:value-type="float" office:value="5750000" calcext:value-type="float">
            <text:p>5,7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Green</text:p>
          </table:table-cell>
          <table:table-cell office:value-type="float" office:value="6083000" calcext:value-type="float">
            <text:p>6,083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D</text:p>
          </table:table-cell>
          <table:table-cell table:style-name="ce11" office:value-type="string" calcext:value-type="string">
            <text:p>N Leddy</text:p>
          </table:table-cell>
          <table:table-cell table:style-name="ce16" office:value-type="float" office:value="2700000" calcext:value-type="float">
            <text:p>2,7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C Crawford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Miller</text:p>
          </table:table-cell>
          <table:table-cell office:value-type="float" office:value="6000000" calcext:value-type="float">
            <text:p>6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Mason</text:p>
          </table:table-cell>
          <table:table-cell table:style-name="ce15" office:value-type="float" office:value="4100000" calcext:value-type="float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Nick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B Marchand</text:p>
          </table:table-cell>
          <table:table-cell table:style-name="ce16" office:value-type="float" office:value="4500000" calcext:value-type="float">
            <text:p>4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Selanne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T Ennis</text:p>
          </table:table-cell>
          <table:table-cell office:value-type="float" office:value="4600000" calcext:value-type="float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P Marleau</text:p>
          </table:table-cell>
          <table:table-cell table:style-name="ce17" office:value-type="float" office:value="6900000" calcext:value-type="float">
            <text:p>6,9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Pominville</text:p>
          </table:table-cell>
          <table:table-cell office:value-type="float" office:value="5600000" calcext:value-type="float">
            <text:p>5,6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Jokinen</text:p>
          </table:table-cell>
          <table:table-cell office:value-type="float" office:value="4000000" calcext:value-type="float">
            <text:p>4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Byfuglien</text:p>
          </table:table-cell>
          <table:table-cell office:value-type="float" office:value="5200000" calcext:value-type="float">
            <text:p>5,2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M Streit</text:p>
          </table:table-cell>
          <table:table-cell office:value-type="float" office:value="5250000" calcext:value-type="float">
            <text:p>5,25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Carlson</text:p>
          </table:table-cell>
          <table:table-cell office:value-type="float" office:value="3967000" calcext:value-type="float">
            <text:p>3,967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Brodin</text:p>
          </table:table-cell>
          <table:table-cell office:value-type="float" office:value="1444000" calcext:value-type="float">
            <text:p>1,444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G</text:p>
          </table:table-cell>
          <table:table-cell table:style-name="ce10" office:value-type="string" calcext:value-type="string">
            <text:p>S Bobrovsky</text:p>
          </table:table-cell>
          <table:table-cell table:style-name="ce15" office:value-type="float" office:value="5625000" calcext:value-type="float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9" office:value-type="string" calcext:value-type="string">
            <text:p>Tyler's Team</text:p>
          </table:table-cell>
          <table:table-cell table:style-name="ce9" office:value-type="string" calcext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M Moulson</text:p>
          </table:table-cell>
          <table:table-cell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table:style-name="ce10" office:value-type="string" calcext:value-type="string">
            <text:p>F</text:p>
          </table:table-cell>
          <table:table-cell table:style-name="ce10" office:value-type="string" calcext:value-type="string">
            <text:p>J Voracek</text:p>
          </table:table-cell>
          <table:table-cell table:style-name="ce15" office:value-type="float" office:value="4250000" calcext:value-type="float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 calcext:value-type="string">
            <text:p>F</text:p>
          </table:table-cell>
          <table:table-cell table:style-name="ce11" office:value-type="string" calcext:value-type="string">
            <text:p>V Filppula</text:p>
          </table:table-cell>
          <table:table-cell table:style-name="ce16" office:value-type="float" office:value="5000000" calcext:value-type="float">
            <text:p>5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B Sutter</text:p>
          </table:table-cell>
          <table:table-cell office:value-type="float" office:value="3300000" calcext:value-type="float">
            <text:p>3,3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J Hansen</text:p>
          </table:table-cell>
          <table:table-cell office:value-type="float" office:value="2500000" calcext:value-type="float">
            <text:p>2,5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P Wiercioch</text:p>
          </table:table-cell>
          <table:table-cell office:value-type="float" office:value="2000000" calcext:value-type="float">
            <text:p>2,000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 Hamilton</text:p>
          </table:table-cell>
          <table:table-cell office:value-type="float" office:value="1494000" calcext:value-type="float">
            <text:p>1,494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J Schultz</text:p>
          </table:table-cell>
          <table:table-cell office:value-type="float" office:value="3675000" calcext:value-type="float">
            <text:p>3,675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R Luongo</text:p>
          </table:table-cell>
          <table:table-cell office:value-type="float" office:value="5333000" calcext:value-type="float">
            <text:p>5,333,000.00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O Pavelec</text:p>
          </table:table-cell>
          <table:table-cell office:value-type="float" office:value="3900000" calcext:value-type="float">
            <text:p>3,900,000.00</text:p>
          </table:table-cell>
          <table:table-cell table:number-columns-repeated="253"/>
        </table:table-row>
        <table:table-row table:style-name="ro1"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C Anderson</text:p>
          </table:table-cell>
          <table:table-cell table:style-name="ce17" office:value-type="float" office:value="3188000" calcext:value-type="float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2" table:default-cell-style-name="ce1"/>
        <table:table-column table:style-name="co33" table:default-cell-style-name="ce1"/>
        <table:table-column table:style-name="co34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 calcext:value-type="string">
            <text:p>Expansion Round 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ews</text:p>
          </table:table-cell>
          <table:table-cell/>
          <table:table-cell table:style-name="ce20" office:value-type="string" calcext:value-type="string">
            <text:p>Evan</text:p>
          </table:table-cell>
          <table:table-cell table:style-name="ce21" office:value-type="string" calcext:value-type="string">
            <text:p>Graham</text:p>
          </table:table-cell>
          <table:table-cell table:style-name="ce22" office:value-type="string" calcext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etterburg</text:p>
          </table:table-cell>
          <table:table-cell/>
          <table:table-cell office:value-type="string" calcext:value-type="string">
            <text:p>Toews</text:p>
          </table:table-cell>
          <table:table-cell office:value-type="string" calcext:value-type="string">
            <text:p>Zetterburg</text:p>
          </table:table-cell>
          <table:table-cell office:value-type="string" calcext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Price </text:p>
          </table:table-cell>
          <table:table-cell/>
          <table:table-cell office:value-type="string" calcext:value-type="string">
            <text:p>Varlamov</text:p>
          </table:table-cell>
          <table:table-cell office:value-type="string" calcext:value-type="string">
            <text:p>Thornton</text:p>
          </table:table-cell>
          <table:table-cell office:value-type="string" calcext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Kreijci</text:p>
          </table:table-cell>
          <table:table-cell/>
          <table:table-cell office:value-type="string" calcext:value-type="string">
            <text:p>Bergeron</text:p>
          </table:table-cell>
          <table:table-cell office:value-type="string" calcext:value-type="string">
            <text:p>Bobrovsky</text:p>
          </table:table-cell>
          <table:table-cell office:value-type="string" calcext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thornton</text:p>
          </table:table-cell>
          <table:table-cell/>
          <table:table-cell office:value-type="string" calcext:value-type="string">
            <text:p>Krug</text:p>
          </table:table-cell>
          <table:table-cell office:value-type="string" calcext:value-type="string">
            <text:p>Voracek</text:p>
          </table:table-cell>
          <table:table-cell office:value-type="string" calcext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varlamov</text:p>
          </table:table-cell>
          <table:table-cell/>
          <table:table-cell office:value-type="string" calcext:value-type="string">
            <text:p>Monahan</text:p>
          </table:table-cell>
          <table:table-cell office:value-type="string" calcext:value-type="string">
            <text:p>D Sedin</text:p>
          </table:table-cell>
          <table:table-cell office:value-type="string" calcext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Bergeron</text:p>
          </table:table-cell>
          <table:table-cell/>
          <table:table-cell office:value-type="string" calcext:value-type="string">
            <text:p>H Sedin</text:p>
          </table:table-cell>
          <table:table-cell office:value-type="string" calcext:value-type="string">
            <text:p>Mason</text:p>
          </table:table-cell>
          <table:table-cell office:value-type="string" calcext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obrovsky</text:p>
          </table:table-cell>
          <table:table-cell/>
          <table:table-cell office:value-type="string" calcext:value-type="string">
            <text:p>Goligoski</text:p>
          </table:table-cell>
          <table:table-cell office:value-type="string" calcext:value-type="string">
            <text:p>Iginla</text:p>
          </table:table-cell>
          <table:table-cell office:value-type="string" calcext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</text:p>
          </table:table-cell>
          <table:table-cell/>
          <table:table-cell office:value-type="string" calcext:value-type="string">
            <text:p>Marchand</text:p>
          </table:table-cell>
          <table:table-cell office:value-type="string" calcext:value-type="string">
            <text:p>Huberdeau</text:p>
          </table:table-cell>
          <table:table-cell office:value-type="string" calcext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udgent Hopkins</text:p>
          </table:table-cell>
          <table:table-cell/>
          <table:table-cell office:value-type="string" calcext:value-type="string">
            <text:p>Steen</text:p>
          </table:table-cell>
          <table:table-cell office:value-type="string" calcext:value-type="string">
            <text:p>Voynov</text:p>
          </table:table-cell>
          <table:table-cell office:value-type="string" calcext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racek</text:p>
          </table:table-cell>
          <table:table-cell/>
          <table:table-cell office:value-type="string" calcext:value-type="string">
            <text:p>Filpula</text:p>
          </table:table-cell>
          <table:table-cell office:value-type="string" calcext:value-type="string">
            <text:p>Howard</text:p>
          </table:table-cell>
          <table:table-cell office:value-type="string" calcext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Krug</text:p>
          </table:table-cell>
          <table:table-cell/>
          <table:table-cell office:value-type="string" calcext:value-type="string">
            <text:p>E Johnson</text:p>
          </table:table-cell>
          <table:table-cell office:value-type="string" calcext:value-type="string">
            <text:p>Backes</text:p>
          </table:table-cell>
          <table:table-cell office:value-type="string" calcext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 calcext:value-type="string">
            <text:p>Expansion Round 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onahan</text:p>
          </table:table-cell>
          <table:table-cell/>
          <table:table-cell office:value-type="string" calcext:value-type="string">
            <text:p>Leddy</text:p>
          </table:table-cell>
          <table:table-cell office:value-type="string" calcext:value-type="string">
            <text:p>Franson</text:p>
          </table:table-cell>
          <table:table-cell office:value-type="string" calcext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D Sedin</text:p>
          </table:table-cell>
          <table:table-cell/>
          <table:table-cell office:value-type="string" calcext:value-type="string">
            <text:p>Del Zotto</text:p>
          </table:table-cell>
          <table:table-cell office:value-type="string" calcext:value-type="string">
            <text:p>Chara</text:p>
          </table:table-cell>
          <table:table-cell office:value-type="string" calcext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9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0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1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2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Expansion 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9" office:value-type="string" calcext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 calcext:value-type="string">
            <text:p>Ben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yan Johanson</text:p>
          </table:table-cell>
          <table:table-cell/>
          <table:table-cell office:value-type="string" calcext:value-type="string">
            <text:p>Vanek</text:p>
          </table:table-cell>
          <table:table-cell office:value-type="string" calcext:value-type="string">
            <text:p>Ryan Johanson</text:p>
          </table:table-cell>
          <table:table-cell office:value-type="string" calcext:value-type="string">
            <text:p>Holtby</text:p>
          </table:table-cell>
          <table:table-cell office:value-type="string" calcext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Hornqvist</text:p>
          </table:table-cell>
          <table:table-cell/>
          <table:table-cell office:value-type="string" calcext:value-type="string">
            <text:p>Palat</text:p>
          </table:table-cell>
          <table:table-cell table:style-name="ce6" office:value-type="string" calcext:value-type="string">
            <text:p>Oshie</text:p>
          </table:table-cell>
          <table:table-cell table:style-name="ce6" office:value-type="string" calcext:value-type="string">
            <text:p>Sekera</text:p>
          </table:table-cell>
          <table:table-cell office:value-type="string" calcext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Lehtonen</text:p>
          </table:table-cell>
          <table:table-cell/>
          <table:table-cell office:value-type="string" calcext:value-type="string">
            <text:p>Roman Josi</text:p>
          </table:table-cell>
          <table:table-cell office:value-type="string" calcext:value-type="string">
            <text:p>Ekblad</text:p>
          </table:table-cell>
          <table:table-cell office:value-type="string" calcext:value-type="string">
            <text:p>Holden</text:p>
          </table:table-cell>
          <table:table-cell office:value-type="string" calcext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Vanek</text:p>
          </table:table-cell>
          <table:table-cell/>
          <table:table-cell office:value-type="string" calcext:value-type="string">
            <text:p>Brodie</text:p>
          </table:table-cell>
          <table:table-cell office:value-type="string" calcext:value-type="string">
            <text:p>Tatar</text:p>
          </table:table-cell>
          <table:table-cell office:value-type="string" calcext:value-type="string">
            <text:p>Dupuis</text:p>
          </table:table-cell>
          <table:table-cell office:value-type="string" calcext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tby</text:p>
          </table:table-cell>
          <table:table-cell/>
          <table:table-cell office:value-type="string" calcext:value-type="string">
            <text:p>Strome</text:p>
          </table:table-cell>
          <table:table-cell office:value-type="string" calcext:value-type="string">
            <text:p>Burns</text:p>
          </table:table-cell>
          <table:table-cell office:value-type="string" calcext:value-type="string">
            <text:p>Ehrhoff</text:p>
          </table:table-cell>
          <table:table-cell office:value-type="string" calcext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Hudler</text:p>
          </table:table-cell>
          <table:table-cell office:value-type="string" calcext:value-type="string">
            <text:p>Teraveinin</text:p>
          </table:table-cell>
          <table:table-cell office:value-type="string" calcext:value-type="string">
            <text:p>Jagr</text:p>
          </table:table-cell>
          <table:table-cell office:value-type="string" calcext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Tyler)</text:p>
          </table:table-cell>
          <table:table-cell office:value-type="string" calcext:value-type="string">
            <text:p>F Anderson</text:p>
          </table:table-cell>
          <table:table-cell/>
          <table:table-cell office:value-type="string" calcext:value-type="string">
            <text:p>Cammelri</text:p>
          </table:table-cell>
          <table:table-cell office:value-type="string" calcext:value-type="string">
            <text:p>Lucic</text:p>
          </table:table-cell>
          <table:table-cell office:value-type="string" calcext:value-type="string">
            <text:p>Soderberg</text:p>
          </table:table-cell>
          <table:table-cell office:value-type="string" calcext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 (From Andrew)</text:p>
          </table:table-cell>
          <table:table-cell office:value-type="string" calcext:value-type="string">
            <text:p>Dany Heatly</text:p>
          </table:table-cell>
          <table:table-cell/>
          <table:table-cell office:value-type="string" calcext:value-type="string">
            <text:p>Semin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Zuccarlle</text:p>
          </table:table-cell>
          <table:table-cell office:value-type="string" calcext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Matt)</text:p>
          </table:table-cell>
          <table:table-cell table:number-columns-repeated="2"/>
          <table:table-cell office:value-type="string" calcext:value-type="string">
            <text:p>Drasaitl</text:p>
          </table:table-cell>
          <table:table-cell office:value-type="string" calcext:value-type="string">
            <text:p>Macarthur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2</text:p>
          </table:table-cell>
          <table:table-cell office:value-type="string" calcext:value-type="string">
            <text:p>Evan</text:p>
          </table:table-cell>
          <table:table-cell table:style-name="ce6" office:value-type="string" calcext:value-type="string">
            <text:p>Stastny</text:p>
          </table:table-cell>
          <table:table-cell table:style-name="ce6"/>
          <table:table-cell table:style-name="ce6" office:value-type="string" calcext:value-type="string">
            <text:p>Khudobin</text:p>
          </table:table-cell>
          <table:table-cell office:value-type="string" calcext:value-type="string">
            <text:p>Bouwmeester</text:p>
          </table:table-cell>
          <table:table-cell office:value-type="string" calcext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table:style-name="ce19" office:value-type="string" calcext:value-type="string">
            <text:p>Kuznetzov</text:p>
          </table:table-cell>
          <table:table-cell table:style-name="ce6" table:number-columns-repeated="2"/>
          <table:table-cell office:value-type="string" calcext:value-type="string">
            <text:p>Filip Forsberg</text:p>
          </table:table-cell>
          <table:table-cell office:value-type="string" calcext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table:style-name="ce6" office:value-type="string" calcext:value-type="string">
            <text:p>Oshie</text:p>
          </table:table-cell>
          <table:table-cell table:style-name="ce6" table:number-columns-repeated="2"/>
          <table:table-cell office:value-type="string" calcext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table:style-name="ce6" office:value-type="string" calcext:value-type="string">
            <text:p>Palat</text:p>
          </table:table-cell>
          <table:table-cell table:style-name="ce6" table:number-columns-repeated="2"/>
          <table:table-cell office:value-type="string" calcext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table:style-name="ce6" office:value-type="string" calcext:value-type="string">
            <text:p>Sekera</text:p>
          </table:table-cell>
          <table:table-cell table:style-name="ce6" table:number-columns-repeated="2"/>
          <table:table-cell office:value-type="string" calcext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Trouba</text:p>
          </table:table-cell>
          <table:table-cell table:style-name="ce6" table:number-columns-repeated="2"/>
          <table:table-cell office:value-type="string" calcext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reider</text:p>
          </table:table-cell>
          <table:table-cell table:style-name="ce6" table:number-columns-repeated="2"/>
          <table:table-cell office:value-type="string" calcext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/>
          <table:table-cell table:style-name="ce6" table:number-columns-repeated="2"/>
          <table:table-cell office:value-type="string" calcext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Richards</text:p>
          </table:table-cell>
          <table:table-cell table:style-name="ce6" table:number-columns-repeated="2"/>
          <table:table-cell table:number-columns-repeated="251"/>
        </table:table-row>
        <table:table-row table:style-name="ro1">
          <table:table-cell office:value-type="string" calcext:value-type="string">
            <text:p>Round 3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chenn</text:p>
          </table:table-cell>
          <table:table-cell table:style-name="ce6"/>
          <table:table-cell table:style-name="ce6" office:value-type="string" calcext:value-type="string">
            <text:p>Graham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Matt</text:p>
          </table:table-cell>
          <table:table-cell office:value-type="string" calcext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Giordano</text:p>
          </table:table-cell>
          <table:table-cell table:style-name="ce6"/>
          <table:table-cell office:value-type="string" calcext:value-type="string">
            <text:p>Hornqvist</text:p>
          </table:table-cell>
          <table:table-cell office:value-type="string" calcext:value-type="string">
            <text:p>Lehtonen</text:p>
          </table:table-cell>
          <table:table-cell office:value-type="string" calcext:value-type="string">
            <text:p>F Anderson</text:p>
          </table:table-cell>
          <table:table-cell office:value-type="string" calcext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Josi</text:p>
          </table:table-cell>
          <table:table-cell table:style-name="ce6"/>
          <table:table-cell table:style-name="ce19" office:value-type="string" calcext:value-type="string">
            <text:p>Kuznetzov</text:p>
          </table:table-cell>
          <table:table-cell table:style-name="ce6" office:value-type="string" calcext:value-type="string">
            <text:p>Stastny</text:p>
          </table:table-cell>
          <table:table-cell office:value-type="string" calcext:value-type="string">
            <text:p>Dany Heatly</text:p>
          </table:table-cell>
          <table:table-cell office:value-type="string" calcext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Holden</text:p>
          </table:table-cell>
          <table:table-cell/>
          <table:table-cell office:value-type="string" calcext:value-type="string">
            <text:p>Schenn</text:p>
          </table:table-cell>
          <table:table-cell office:value-type="string" calcext:value-type="string">
            <text:p>Giordano</text:p>
          </table:table-cell>
          <table:table-cell office:value-type="string" calcext:value-type="string">
            <text:p>Richards</text:p>
          </table:table-cell>
          <table:table-cell office:value-type="string" calcext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Andrew (From Jordan)</text:p>
          </table:table-cell>
          <table:table-cell office:value-type="string" calcext:value-type="string">
            <text:p>Gibson</text:p>
          </table:table-cell>
          <table:table-cell/>
          <table:table-cell office:value-type="string" calcext:value-type="string">
            <text:p>Eriksson</text:p>
          </table:table-cell>
          <table:table-cell office:value-type="string" calcext:value-type="string">
            <text:p>tofli</text:p>
          </table:table-cell>
          <table:table-cell office:value-type="string" calcext:value-type="string">
            <text:p>Sam Reinhart</text:p>
          </table:table-cell>
          <table:table-cell office:value-type="string" calcext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J allen</text:p>
          </table:table-cell>
          <table:table-cell/>
          <table:table-cell office:value-type="string" calcext:value-type="string">
            <text:p>Wisneski</text:p>
          </table:table-cell>
          <table:table-cell office:value-type="string" calcext:value-type="string">
            <text:p>Bozak</text:p>
          </table:table-cell>
          <table:table-cell office:value-type="string" calcext:value-type="string">
            <text:p>Nick Backstrom</text:p>
          </table:table-cell>
          <table:table-cell office:value-type="string" calcext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"/>
          <table:table-cell office:value-type="string" calcext:value-type="string">
            <text:p>Carter</text:p>
          </table:table-cell>
          <table:table-cell office:value-type="string" calcext:value-type="string">
            <text:p>Gadreau</text:p>
          </table:table-cell>
          <table:table-cell office:value-type="string" calcext:value-type="string">
            <text:p>neuvirth</text:p>
          </table:table-cell>
          <table:table-cell office:value-type="string" calcext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Sam Reinhart</text:p>
          </table:table-cell>
          <table:table-cell/>
          <table:table-cell office:value-type="string" calcext:value-type="string">
            <text:p>Jenner</text:p>
          </table:table-cell>
          <table:table-cell office:value-type="string" calcext:value-type="string">
            <text:p>Perron</text:p>
          </table:table-cell>
          <table:table-cell office:value-type="string" calcext:value-type="string">
            <text:p>Dan Boyle</text:p>
          </table:table-cell>
          <table:table-cell office:value-type="string" calcext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 calcext:value-type="string">
            <text:p>Round 4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tofli</text:p>
          </table:table-cell>
          <table:table-cell/>
          <table:table-cell office:value-type="string" calcext:value-type="string">
            <text:p>E Kane</text:p>
          </table:table-cell>
          <table:table-cell office:value-type="string" calcext:value-type="string">
            <text:p>Kemper</text:p>
          </table:table-cell>
          <table:table-cell office:value-type="string" calcext:value-type="string">
            <text:p>Brendan Smith</text:p>
          </table:table-cell>
          <table:table-cell office:value-type="string" calcext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riksson</text:p>
          </table:table-cell>
          <table:table-cell/>
          <table:table-cell office:value-type="string" calcext:value-type="string">
            <text:p>Lehtera</text:p>
          </table:table-cell>
          <table:table-cell office:value-type="string" calcext:value-type="string">
            <text:p>neilson</text:p>
          </table:table-cell>
          <table:table-cell office:value-type="string" calcext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atar</text:p>
          </table:table-cell>
          <table:table-cell/>
          <table:table-cell office:value-type="string" calcext:value-type="string">
            <text:p>Seabrook</text:p>
          </table:table-cell>
          <table:table-cell office:value-type="string" calcext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Brodie</text:p>
          </table:table-cell>
          <table:table-cell/>
          <table:table-cell office:value-type="string" calcext:value-type="string">
            <text:p>Nelson</text:p>
          </table:table-cell>
          <table:table-cell office:value-type="string" calcext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Dupuis</text:p>
          </table:table-cell>
          <table:table-cell/>
          <table:table-cell office:value-type="string" calcext:value-type="string">
            <text:p>Zibenijad</text:p>
          </table:table-cell>
          <table:table-cell office:value-type="string" calcext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"/>
          <table:table-cell office:value-type="string" calcext:value-type="string">
            <text:p>gagner</text:p>
          </table:table-cell>
          <table:table-cell office:value-type="string" calcext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Simmonds</text:p>
          </table:table-cell>
          <table:table-cell/>
          <table:table-cell office:value-type="string" calcext:value-type="string">
            <text:p>Bjudstad</text:p>
          </table:table-cell>
          <table:table-cell office:value-type="string" calcext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Nick (From Andrew)</text:p>
          </table:table-cell>
          <table:table-cell office:value-type="string" calcext:value-type="string">
            <text:p>Ehrhoff</text:p>
          </table:table-cell>
          <table:table-cell/>
          <table:table-cell office:value-type="string" calcext:value-type="string">
            <text:p>Myers</text:p>
          </table:table-cell>
          <table:table-cell office:value-type="string" calcext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Ben (From Matt)</text:p>
          </table:table-cell>
          <table:table-cell office:value-type="string" calcext:value-type="string">
            <text:p>Semin</text:p>
          </table:table-cell>
          <table:table-cell/>
          <table:table-cell office:value-type="string" calcext:value-type="string">
            <text:p>Gelinas</text:p>
          </table:table-cell>
          <table:table-cell office:value-type="string" calcext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 calcext:value-type="string">
            <text:p>Round 5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Burns</text:p>
          </table:table-cell>
          <table:table-cell/>
          <table:table-cell table:number-columns-repeated="2" office:value-type="string" calcext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 (From Andrew)</text:p>
          </table:table-cell>
          <table:table-cell office:value-type="string" calcext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Matt)</text:p>
          </table:table-cell>
          <table:table-cell office:value-type="string" calcext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6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 (From Matt)</text:p>
          </table:table-cell>
          <table:table-cell office:value-type="string" calcext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7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8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Ben</text:p>
          </table:table-cell>
          <table:table-cell office:value-type="string" calcext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9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 (From Ben)</text:p>
          </table:table-cell>
          <table:table-cell office:value-type="string" calcext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0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 (From Ben)</text:p>
          </table:table-cell>
          <table:table-cell office:value-type="string" calcext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Nick</text:p>
          </table:table-cell>
          <table:table-cell office:value-type="string" calcext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 calcext:value-type="string">
            <text:p>Tyler</text:p>
          </table:table-cell>
          <table:table-cell office:value-type="string" calcext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Andrew</text:p>
          </table:table-cell>
          <table:table-cell office:value-type="string" calcext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Matt</text:p>
          </table:table-cell>
          <table:table-cell office:value-type="string" calcext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1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3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4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5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6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7</text:p>
          </table:table-cell>
          <table:table-cell office:value-type="string" calcext:value-type="string">
            <text:p>Evan</text:p>
          </table:table-cell>
          <table:table-cell office:value-type="string" calcext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Sam</text:p>
          </table:table-cell>
          <table:table-cell office:value-type="string" calcext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 calcext:value-type="string">
            <text:p>Round 18</text:p>
          </table:table-cell>
          <table:table-cell office:value-type="string" calcext:value-type="string">
            <text:p>Sam</text:p>
          </table:table-cell>
          <table:table-cell office:value-type="string" calcext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Graham</text:p>
          </table:table-cell>
          <table:table-cell office:value-type="string" calcext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 calcext:value-type="string">
            <text:p>Evan</text:p>
          </table:table-cell>
          <table:table-cell office:value-type="string" calcext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7">2016-10-17</text:date>, <text:time>22:12:5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6-10-17T22:12:56</dc:date>
    <meta:editing-duration>P213DT5H20M24S</meta:editing-duration>
    <meta:editing-cycles>454</meta:editing-cycles>
    <dc:creator>Ben Miller</dc:creator>
    <meta:document-statistic meta:table-count="11" meta:cell-count="2521" meta:object-count="0"/>
    <meta:user-defined meta:name=""/>
  </office:meta>
</office:document-meta>
</file>